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4fe5" officeooo:paragraph-rsid="00104fe5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70%" fo:text-align="center" style:justify-single-word="false"/>
      <style:text-properties fo:color="#000000" fo:font-size="12pt" fo:font-weight="normal" officeooo:rsid="00104fe5" officeooo:paragraph-rsid="00104fe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4fe5" officeooo:paragraph-rsid="00104fe5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4fe5" officeooo:paragraph-rsid="001ac2bd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4fe5" officeooo:paragraph-rsid="001d0617" style:font-size-asian="13pt" style:font-weight-asian="normal" style:font-size-complex="13pt" style:font-weight-complex="normal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4fe5" officeooo:paragraph-rsid="001d0617" style:font-size-asian="12pt" style:font-weight-asian="normal" style:font-size-complex="12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officeooo:rsid="001640e8"/>
    </style:style>
    <style:style style:name="T5" style:family="text">
      <style:text-properties officeooo:rsid="00175788"/>
    </style:style>
    <style:style style:name="gr1" style:family="graphic">
      <style:graphic-properties svg:stroke-color="#000000" draw:fill="none" draw:textarea-vertical-align="middle" draw:auto-grow-height="false" fo:min-height="0.796cm" fo:min-width="0.2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ra o Mundo Ouvir</text:span><text:tab/>Ministério Além do Véu<text:tab/><text:span text:style-name="T1">[ 13 ]</text:span></text:p>
      <text:p text:style-name="P3">Sentir o teu coração</text:p>
      <text:p text:style-name="P3">Olhar pelos teus olhos</text:p>
      <text:p text:style-name="P3">Ser suas mãos e pés</text:p>
      <text:p text:style-name="P3">Levar a salvação as vidas</text:p>
      <text:p text:style-name="P3"/>
      <text:p text:style-name="P3">*** Renda-se; Renda-se</text:p>
      <text:p text:style-name="P3">Deixe a luz de Jesus cristo, nesta noite entrar</text:p>
      <text:p text:style-name="P3">Renda-se; Renda-se</text:p>
      <text:p text:style-name="P3">Que o poder das trevas, trema com nosso louvor</text:p>
      <text:p text:style-name="P3">Até que o mundo inteiro ouça o <text:span text:style-name="T4">S</text:span>enhor</text:p>
      <text:p text:style-name="P3">Erguemos o Teu nome hoje, em alto som</text:p>
      <text:p text:style-name="P3">Como vozes no deserto, estamos a clamar</text:p>
      <text:p text:style-name="P3">O dia se aproxima</text:p>
      <text:p text:style-name="P3">Eu vou gritar para o mundo ouvir</text:p>
      <text:p text:style-name="P3"/>
      <text:p text:style-name="P3">Senhor vem com o seu poder</text:p>
      <text:p text:style-name="P3">Os demônios derrotar</text:p>
      <text:p text:style-name="P3">Nação santa do <text:span text:style-name="T4">S</text:span>enhor</text:p>
      <text:p text:style-name="P3">Gritaremos sem Cesar</text:p>
      <text:p text:style-name="P3"/>
      <text:p text:style-name="P4">Eu vou gritar Para o Mundo Ouvir </text:p>
      <text:p text:style-name="P4">Eu vou gritar Para o Mundo Ouvir</text:p>
      <text:p text:style-name="P3"/>
      <text:p text:style-name="P3">Quero ser suas mãos e pés</text:p>
      <text:p text:style-name="P3">Quero ver Tua salvação</text:p>
      <text:p text:style-name="P3">Ver o preso ser liberto</text:p>
      <text:p text:style-name="P3">Para o mundo ouvir</text:p>
      <text:p text:style-name="P3">Oro pra que seja assim</text:p>
      <text:p text:style-name="P3">Mais de Deus menos de mim</text:p>
      <text:p text:style-name="P3">Que minha vida seja em louvor a Ti</text:p>
      <text:p text:style-name="P3">Até que o mundo inteiro ouça o senhor</text:p>
      <text:p text:style-name="P3">Erguemos o Teu nome hoje, em alto som</text:p>
      <text:p text:style-name="P3">Como vozes no deserto, estamos a clamar</text:p>
      <text:p text:style-name="P3">O dia se aproxima</text:p>
      <text:p text:style-name="P3"><draw:custom-shape text:anchor-type="paragraph" draw:z-index="0" draw:style-name="gr1" draw:text-style-name="P7" svg:width="0.424cm" svg:height="0.795cm" svg:x="10.118cm" svg:y="0.39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3"><draw:frame text:anchor-type="paragraph" draw:z-index="1" draw:style-name="gr2" draw:text-style-name="P8" svg:width="1.059cm" svg:height="0.424cm" svg:x="10.83cm" svg:y="0.095cm"><draw:text-box><text:p>8x</text:p></draw:text-box></draw:frame>Eu vou gritar para o mundo ouvir</text:p>
      <text:p text:style-name="P6"><text:span text:style-name="T1">Para o Mundo Ouvir</text:span><text:tab/>Ministério Além do Véu<text:tab/><text:span text:style-name="T1">[ 13 ]</text:span></text:p>
      <text:p text:style-name="P5">Sentir o teu coração</text:p>
      <text:p text:style-name="P5">Olhar pelos teus olhos</text:p>
      <text:p text:style-name="P5">Ser suas mãos e pés</text:p>
      <text:p text:style-name="P5">Levar a salvação as vidas</text:p>
      <text:p text:style-name="P5"/>
      <text:p text:style-name="P5">*** Renda-se; Renda-se</text:p>
      <text:p text:style-name="P5">Deixe a luz de Jesus cristo, nesta noite entrar</text:p>
      <text:p text:style-name="P5">Renda-se; Renda-se</text:p>
      <text:p text:style-name="P5">Que o poder das trevas, trema com nosso louvor</text:p>
      <text:p text:style-name="P5">Até que o mundo inteiro ouça o <text:span text:style-name="T4">S</text:span>enhor</text:p>
      <text:p text:style-name="P5">Erguemos o Teu nome hoje, em alto som</text:p>
      <text:p text:style-name="P5">Como vozes no deserto, estamos a clamar</text:p>
      <text:p text:style-name="P5">O dia se aproxima</text:p>
      <text:p text:style-name="P5">Eu vou gritar para o mundo ouvir</text:p>
      <text:p text:style-name="P5"/>
      <text:p text:style-name="P5">Senhor vem com o seu poder</text:p>
      <text:p text:style-name="P5">Os demônios derrotar</text:p>
      <text:p text:style-name="P5">Nação santa do <text:span text:style-name="T4">S</text:span>enhor</text:p>
      <text:p text:style-name="P5">Gritaremos sem Cesar</text:p>
      <text:p text:style-name="P5"/>
      <text:p text:style-name="P5">Eu vou gritar Para o Mundo Ouvir </text:p>
      <text:p text:style-name="P5">Eu vou gritar Para o Mundo Ouvir</text:p>
      <text:p text:style-name="P5"/>
      <text:p text:style-name="P5">Quero ser suas mãos e pés</text:p>
      <text:p text:style-name="P5">Quero ver Tua salvação</text:p>
      <text:p text:style-name="P5">Ver o preso ser liberto</text:p>
      <text:p text:style-name="P5">Para o mundo ouvir</text:p>
      <text:p text:style-name="P5">Oro pra que seja assim</text:p>
      <text:p text:style-name="P5">Mais de Deus menos de mim</text:p>
      <text:p text:style-name="P5">Que minha vida seja em louvor a Ti</text:p>
      <text:p text:style-name="P5">Até que o mundo inteiro ouça o senhor</text:p>
      <text:p text:style-name="P5">Erguemos o Teu nome hoje, em alto som</text:p>
      <text:p text:style-name="P5">Como vozes no deserto, estamos a clamar</text:p>
      <text:p text:style-name="P5">O dia se aproxima</text:p>
      <text:p text:style-name="P5"><draw:custom-shape text:anchor-type="paragraph" draw:z-index="2" draw:style-name="gr1" draw:text-style-name="P7" svg:width="0.424cm" svg:height="0.795cm" svg:x="10.118cm" svg:y="0.392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5"><draw:frame text:anchor-type="paragraph" draw:z-index="3" draw:style-name="gr2" draw:text-style-name="P8" svg:width="1.059cm" svg:height="0.424cm" svg:x="10.83cm" svg:y="0.095cm"><draw:text-box><text:p>8x</text:p></draw:text-box></draw:frame>Eu vou gritar para o mundo ouv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5-20T16:58:26.590599420</dc:date>
    <meta:editing-cycles>20</meta:editing-cycles>
    <meta:editing-duration>PT32M24S</meta:editing-duration>
    <meta:generator>LibreOffice/5.2.6.2$Linux_X86_64 LibreOffice_project/20m0$Build-2</meta:generator>
    <meta:document-statistic meta:table-count="0" meta:image-count="0" meta:object-count="0" meta:page-count="1" meta:paragraph-count="64" meta:word-count="376" meta:character-count="1824" meta:non-whitespace-character-count="1510"/>
  </office:meta>
</office:document-meta>
</file>